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79cm" svg:height="0.962cm" svg:x="2.417cm" svg:y="-0.2cm">
          <draw:text-box>
            <text:p text:style-name="P1">show</text:p>
          </draw:text-box>
        </draw:frame>
        <draw:frame draw:style-name="gr1" draw:text-style-name="P1" draw:id="id1" draw:layer="layout" svg:width="1.383cm" svg:height="0.962cm" svg:x="-0.182cm" svg:y="1.413cm">
          <draw:text-box>
            <text:p text:style-name="P1">the</text:p>
          </draw:text-box>
        </draw:frame>
        <draw:frame draw:style-name="gr2" draw:text-style-name="P1" draw:id="id2" draw:layer="layout" svg:width="3.072cm" svg:height="1.27cm" svg:x="1.139cm" svg:y="1.413cm">
          <draw:text-box>
            <text:p text:style-name="P1">cheapest</text:p>
          </draw:text-box>
        </draw:frame>
        <draw:frame draw:style-name="gr1" draw:text-style-name="P1" draw:id="id3" draw:layer="layout" svg:width="2.157cm" svg:height="0.962cm" svg:x="4.25cm" svg:y="1.413cm">
          <draw:text-box>
            <text:p text:style-name="P1">flights</text:p>
          </draw:text-box>
        </draw:frame>
        <draw:frame draw:style-name="gr1" draw:text-style-name="P1" draw:id="id4" draw:layer="layout" svg:width="1.772cm" svg:height="0.962cm" svg:x="6.629cm" svg:y="1.413cm">
          <draw:text-box>
            <text:p text:style-name="P1">from</text:p>
          </draw:text-box>
        </draw:frame>
        <draw:frame draw:style-name="gr1" draw:text-style-name="P1" draw:id="id5" draw:layer="layout" svg:width="2.475cm" svg:height="0.962cm" svg:x="8.067cm" svg:y="2.133cm">
          <draw:text-box>
            <text:p text:style-name="P1">Boston</text:p>
          </draw:text-box>
        </draw:frame>
        <draw:frame draw:style-name="gr1" draw:text-style-name="P1" draw:id="id6" draw:layer="layout" svg:width="1.031cm" svg:height="0.962cm" svg:x="10.989cm" svg:y="3.015cm">
          <draw:text-box>
            <text:p text:style-name="P1">to</text:p>
          </draw:text-box>
        </draw:frame>
        <draw:frame draw:style-name="gr1" draw:text-style-name="P1" draw:id="id7" draw:layer="layout" svg:width="2.191cm" svg:height="0.962cm" svg:x="10.411cm" svg:y="4.274cm">
          <draw:text-box>
            <text:p text:style-name="P1">Miami</text:p>
          </draw:text-box>
        </draw:frame>
        <draw:frame draw:style-name="gr1" draw:text-style-name="P1" draw:id="id8" draw:layer="layout" svg:width="2.576cm" svg:height="0.962cm" svg:x="10.223cm" svg:y="5.818cm">
          <draw:text-box>
            <text:p text:style-name="P1">arriving</text:p>
          </draw:text-box>
        </draw:frame>
        <draw:frame draw:style-name="gr1" draw:text-style-name="P1" draw:layer="layout" svg:width="1.734cm" svg:height="0.962cm" svg:x="9.916cm" svg:y="7.196cm">
          <draw:text-box>
            <text:p text:style-name="P1">7pm</text:p>
          </draw:text-box>
        </draw:frame>
        <draw:frame draw:style-name="gr1" draw:text-style-name="P1" draw:layer="layout" svg:width="2.297cm" svg:height="0.962cm" svg:x="7.662cm" svg:y="7.196cm">
          <draw:text-box>
            <text:p text:style-name="P1">before</text:p>
          </draw:text-box>
        </draw:frame>
        <draw:frame draw:style-name="gr1" draw:text-style-name="P1" draw:layer="layout" svg:width="1.205cm" svg:height="0.962cm" svg:x="11.753cm" svg:y="7.196cm">
          <draw:text-box>
            <text:p text:style-name="P1">on</text:p>
          </draw:text-box>
        </draw:frame>
        <draw:frame draw:style-name="gr1" draw:text-style-name="P1" draw:layer="layout" svg:width="2.754cm" svg:height="0.962cm" svg:x="13.051cm" svg:y="7.196cm">
          <draw:text-box>
            <text:p text:style-name="P1">Monday</text:p>
          </draw:text-box>
        </draw:frame>
        <draw:connector draw:style-name="gr3" draw:text-style-name="P1" draw:layer="layout" draw:type="line" svg:x1="0.509cm" svg:y1="1.413cm" svg:x2="3.385cm" svg:y2="0.673cm" draw:start-shape="id1" draw:start-glue-point="0" svg:d="m509 1413 2876-740">
          <text:p/>
        </draw:connector>
        <draw:connector draw:style-name="gr3" draw:text-style-name="P1" draw:layer="layout" draw:type="line" svg:x1="2.675cm" svg:y1="1.413cm" svg:x2="3.385cm" svg:y2="0.673cm" draw:start-shape="id2" draw:start-glue-point="0" svg:d="m2675 1413 710-740">
          <text:p/>
        </draw:connector>
        <draw:connector draw:style-name="gr3" draw:text-style-name="P1" draw:layer="layout" draw:type="line" svg:x1="5.328cm" svg:y1="1.413cm" svg:x2="3.385cm" svg:y2="0.673cm" draw:start-shape="id3" draw:start-glue-point="0" svg:d="m5328 1413-1943-740">
          <text:p/>
        </draw:connector>
        <draw:connector draw:style-name="gr3" draw:text-style-name="P1" draw:layer="layout" draw:type="line" svg:x1="7.515cm" svg:y1="1.413cm" svg:x2="3.385cm" svg:y2="0.673cm" draw:start-shape="id4" draw:start-glue-point="0" svg:d="m7515 1413-4130-740">
          <text:p/>
        </draw:connector>
        <draw:connector draw:style-name="gr3" draw:text-style-name="P1" draw:layer="layout" draw:type="line" svg:x1="9.304cm" svg:y1="2.133cm" svg:x2="8.401cm" svg:y2="1.894cm" draw:start-shape="id5" draw:start-glue-point="0" draw:end-shape="id4" svg:d="m9304 2133-903-239">
          <text:p/>
        </draw:connector>
        <draw:connector draw:style-name="gr3" draw:text-style-name="P1" draw:layer="layout" draw:type="line" svg:x1="11.504cm" svg:y1="3.015cm" svg:x2="10.542cm" svg:y2="2.614cm" draw:start-shape="id6" draw:start-glue-point="0" draw:end-shape="id5" draw:end-glue-point="1" svg:d="m11504 3015-962-401">
          <text:p/>
        </draw:connector>
        <draw:connector draw:style-name="gr3" draw:text-style-name="P1" draw:layer="layout" draw:type="line" svg:x1="11.506cm" svg:y1="4.274cm" svg:x2="11.504cm" svg:y2="3.977cm" draw:start-shape="id7" draw:start-glue-point="0" draw:end-shape="id6" draw:end-glue-point="2" svg:d="m11506 4274-2-297">
          <text:p/>
        </draw:connector>
        <draw:connector draw:style-name="gr3" draw:text-style-name="P1" draw:layer="layout" draw:type="line" svg:x1="11.511cm" svg:y1="5.818cm" svg:x2="11.506cm" svg:y2="5.236cm" draw:start-shape="id8" draw:start-glue-point="0" draw:end-shape="id7" draw:end-glue-point="2" svg:d="m11511 5818-5-582">
          <text:p/>
        </draw:connector>
        <draw:connector draw:style-name="gr3" draw:text-style-name="P1" draw:layer="layout" draw:type="line" svg:x1="8.81cm" svg:y1="7.096cm" svg:x2="11.511cm" svg:y2="6.691cm" svg:d="m8810 7096 2701-405">
          <text:p/>
        </draw:connector>
        <draw:connector draw:style-name="gr3" draw:text-style-name="P1" draw:layer="layout" draw:type="line" svg:x1="10.94cm" svg:y1="7.169cm" svg:x2="11.511cm" svg:y2="6.691cm" svg:d="m10940 7169 571-478">
          <text:p/>
        </draw:connector>
        <draw:connector draw:style-name="gr3" draw:text-style-name="P1" draw:layer="layout" draw:type="line" svg:x1="12.355cm" svg:y1="7.096cm" svg:x2="11.511cm" svg:y2="6.691cm" svg:d="m12355 7096-844-405">
          <text:p/>
        </draw:connector>
        <draw:connector draw:style-name="gr3" draw:text-style-name="P1" draw:layer="layout" draw:type="line" svg:x1="14.428cm" svg:y1="7.096cm" svg:x2="11.511cm" svg:y2="6.691cm" svg:d="m14428 7096-2917-4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748cm" fo:page-height="8.1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 J</meta:initial-creator>
    <meta:creation-date>2009-01-08T12:41:19</meta:creation-date>
    <dc:date>2006-01-01T08:44:17</dc:date>
    <dc:creator>F J</dc:creator>
    <meta:editing-duration>PT01H20M35S</meta:editing-duration>
    <meta:editing-cycles>12</meta:editing-cycles>
    <meta:generator>OpenOffice.org/3.0$Linux OpenOffice.org_project/300m9$Build-9358</meta:gener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